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022061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6-10T00:00:00" table:style-name="ce4">
            <text:p>10.06.22</text:p>
          </table:table-cell>
          <table:table-cell office:value-type="string" table:style-name="ce5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Ziel des heutigen Termins: (was möchten wir erreichen?)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Methode für Randomzahlen programm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Methode für Zufallsposition programm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Assotiationen zwischen den Klassen implement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Über SFML als Graphische Oberfläche inform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Testoberfläche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Fehlerbehebung um das Programm testweise starten zu könn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4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ie sind wir vorgegangen? Was haben wir gemacht (technisch)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Fehlermeldungen gegoogled und behob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.cpp Dateien kompiliert und weitere Errorcodes behob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Über den This Zeiger informier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.h Dateien der Subklassen korrigier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rstellung von dynamischen statt statischen Objekt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Hauptspielfigur erstellt (Gimp)<text:s/>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rste Testversion zur Steuerung der Hauptspielfigur via Tastatur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2" table:style-name="ro2">
          <table:table-cell table:style-name="ce13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11">
            <text:p>Erfolg:</text:p>
          </table:table-cell>
          <table:table-cell office:value-type="string" table:style-name="ce1">
            <text:p>Alle aktuellen Fehler behoben → Kompilierung</text:p>
          </table:table-cell>
          <table:table-cell table:number-columns-repeated="3" table:style-name="ce1"/>
          <table:table-cell table:style-name="ce10"/>
          <table:table-cell table:number-columns-repeated="16378"/>
        </table:table-row>
        <table:table-row table:style-name="ro2">
          <table:table-cell table:style-name="ce9"/>
          <table:table-cell office:value-type="string" table:style-name="ce1">
            <text:p>Erster Programmstart mit Demo-Gui</text:p>
          </table:table-cell>
          <table:table-cell table:number-columns-repeated="3" table:style-name="ce1"/>
          <table:table-cell table:style-name="ce10"/>
          <table:table-cell table:number-columns-repeated="16378"/>
        </table:table-row>
        <table:table-row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Reflexion: Traten Probleme auf? Welche? Wie lösen wir diese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ror: Impliziete-Deklaration vom Gui-Konstruktor → Konstruktor in Gui.h Datei vergess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rror: Undefined Reference to … → Vermutung Make File erstel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Fehler beim Testen der Steuerung, aufgrund falscher Datentypen<text:s/>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8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6">
            <text:p>Wie machen wir weiter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Über Makefile informieren und erstel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Spieler auf der Gui erstel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Finale Steuerung des Spielers implemet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nsicherheit über Assotiationen und Aggrekationen (Informieren)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Start und Ziel, sowie Sperre implement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5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520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5-20T00:00:00" table:style-name="ce12">
            <text:p>20.5.22</text:p>
          </table:table-cell>
          <table:table-cell office:value-type="string" table:style-name="ce5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Ziel des heutigen Termins: (was möchten wir erreichen?)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Spielkonzepterstellung und eigene Features eingebau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ML Klassendiagramm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In Git einarbeit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inarbeitung in Vererbung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rstellung der benötigtten Objekte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ommentieren der Methoden und Variab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Tutorials zu C++ anschau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3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ie sind wir vorgegangen? Was haben wir gemacht (technisch)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Git Repository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lassendiagramm gezeichne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PP und H Dateien angeleg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lassen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ariablen und Methoden angeleg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ererbungshierarchie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omment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5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Reflexion: Traten Probleme auf? Welche? Wie lösen wir diese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Vererbung hat Probleme gemacht. --&gt; Goog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nwissenheit in Objektorientiertem pogramm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nwissenheit über benötigte Klassen und Method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8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6">
            <text:p>Wie machen wir weiter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Teilweise, hat es sehr lange gedauer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Wir haben alle Ziele erreicht, auch wenn sie durch viel unwissenheit lange gedauert hab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8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Laufzettel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5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Ziel des heutigen Termins: (was möchten wir erreichen?)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ie sind wir vorgegangen? Was haben wir gemacht (technisch)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2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Reflexion: Traten Probleme auf? Welche? Wie lösen wir diese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1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6">
            <text:p>Wie machen wir weiter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/>
    </number:date-style>
    <number:date-style style:name="N37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- GEGGMAN -</dc:creator>
    <meta:creation-date>2022-05-14T13:23:04Z</meta:creation-date>
    <dc:date>2022-06-16T08:03:19Z</dc:date>
    <meta:print-date>2022-06-16T08:03:01Z</meta:print-date>
    <meta:editing-cycles>31</meta:editing-cycles>
    <meta:editing-duration>PT0S</meta:editing-duration>
  </office:meta>
</office:document-meta>
</file>